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Bureausans_4.ttf" manifest:media-type="application/x-font-ttf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Liberation_Sans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Bureausans_1.ttf" manifest:media-type="application/x-font-ttf"/>
  <manifest:file-entry manifest:full-path="Fonts/Font_Bureausans_2.ttf" manifest:media-type="application/x-font-ttf"/>
  <manifest:file-entry manifest:full-path="Fonts/Font_Bureausans_3.ttf" manifest:media-type="application/x-font-ttf"/>
  <manifest:file-entry manifest:full-path="Fonts/Font_Bureauserif_1.ttf" manifest:media-type="application/x-font-ttf"/>
  <manifest:file-entry manifest:full-path="Fonts/Font_Bureauserif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Bureausans" svg:font-family="Bureausans" style:font-adornments="Жирный" style:font-family-generic="swiss" style:font-pitch="variable">
      <svg:font-face-src>
        <svg:font-face-uri xlink:href="Fonts/Font_Bureausans_1.ttf" xlink:type="simple" loext:font-style="normal" loext:font-weight="normal">
          <svg:font-face-format svg:string="truetype"/>
        </svg:font-face-uri>
        <svg:font-face-uri xlink:href="Fonts/Font_Bureausans_2.ttf" xlink:type="simple" loext:font-style="normal" loext:font-weight="bold">
          <svg:font-face-format svg:string="truetype"/>
        </svg:font-face-uri>
        <svg:font-face-uri xlink:href="Fonts/Font_Bureausans_3.ttf" xlink:type="simple" loext:font-style="italic" loext:font-weight="normal">
          <svg:font-face-format svg:string="truetype"/>
        </svg:font-face-uri>
        <svg:font-face-uri xlink:href="Fonts/Font_Bureausans_4.ttf" xlink:type="simple" loext:font-style="italic" loext:font-weight="bold">
          <svg:font-face-format svg:string="truetype"/>
        </svg:font-face-uri>
      </svg:font-face-src>
    </style:font-face>
    <style:font-face style:name="Bureauserif" svg:font-family="Bureauserif" style:font-family-generic="roman" style:font-charset="x-symbol">
      <svg:font-face-src>
        <svg:font-face-uri xlink:href="Fonts/Font_Bureauserif_1.ttf" xlink:type="simple" loext:font-style="normal" loext:font-weight="normal">
          <svg:font-face-format svg:string="truetype"/>
        </svg:font-face-uri>
        <svg:font-face-uri xlink:href="Fonts/Font_Bureauserif_2.ttf" xlink:type="simple" loext:font-style="italic" loext:font-weight="normal">
          <svg:font-face-format svg:string="truetype"/>
        </svg:font-face-uri>
      </svg:font-face-src>
    </style:font-face>
    <style:font-face style:name="Bureauserif1" svg:font-family="Bureauserif" style:font-family-generic="roman" style:font-pitch="variable">
      <svg:font-face-src>
        <svg:font-face-uri xlink:href="Fonts/Font_Bureauserif_1.ttf" xlink:type="simple" loext:font-style="normal" loext:font-weight="normal">
          <svg:font-face-format svg:string="truetype"/>
        </svg:font-face-uri>
        <svg:font-face-uri xlink:href="Fonts/Font_Bureauserif_2.ttf" xlink:type="simple" loext:font-style="italic" loext:font-weight="normal">
          <svg:font-face-format svg:string="truetype"/>
        </svg:font-face-uri>
      </svg:font-face-src>
    </style:font-face>
    <style:font-face style:name="Bureauserif2" svg:font-family="Bureauserif" style:font-adornments="Обычный" style:font-family-generic="roman" style:font-pitch="variable">
      <svg:font-face-src>
        <svg:font-face-uri xlink:href="Fonts/Font_Bureauserif_1.ttf" xlink:type="simple" loext:font-style="normal" loext:font-weight="normal">
          <svg:font-face-format svg:string="truetype"/>
        </svg:font-face-uri>
        <svg:font-face-uri xlink:href="Fonts/Font_Bureauserif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.323cm" fo:margin-bottom="0.111cm" style:contextual-spacing="false" fo:line-height="0.9cm"/>
      <style:text-properties officeooo:paragraph-rsid="001cfce8"/>
    </style:style>
    <style:style style:name="P2" style:family="paragraph" style:parent-style-name="Text_20_body">
      <style:paragraph-properties fo:margin-top="0cm" fo:margin-bottom="0cm" style:contextual-spacing="false" fo:line-height="0.9cm"/>
      <style:text-properties fo:font-size="16pt" style:font-size-asian="14pt" style:font-size-complex="16pt"/>
    </style:style>
    <style:style style:name="P3" style:family="paragraph" style:parent-style-name="Heading_20_1">
      <style:text-properties officeooo:rsid="001d090c" officeooo:paragraph-rsid="001d090c"/>
    </style:style>
    <style:style style:name="P4" style:family="paragraph" style:parent-style-name="Text_20_body">
      <style:text-properties fo:language="ru" fo:country="RU" officeooo:rsid="001d090c" officeooo:paragraph-rsid="001d090c"/>
    </style:style>
    <style:style style:name="P5" style:family="paragraph" style:parent-style-name="Text_20_body" style:list-style-name="L1">
      <style:text-properties fo:language="ru" fo:country="RU" officeooo:rsid="001d090c" officeooo:paragraph-rsid="001d090c"/>
    </style:style>
    <style:style style:name="P6" style:family="paragraph" style:parent-style-name="Text_20_body" style:list-style-name="L1">
      <style:text-properties officeooo:rsid="001d090c" officeooo:paragraph-rsid="001d090c"/>
    </style:style>
    <style:style style:name="P7" style:family="paragraph" style:parent-style-name="Heading_20_1">
      <style:text-properties fo:language="ru" fo:country="RU" officeooo:rsid="001d090c" officeooo:paragraph-rsid="001d090c"/>
    </style:style>
    <style:style style:name="P8" style:family="paragraph" style:parent-style-name="Text_20_body" style:list-style-name="L2">
      <style:text-properties officeooo:rsid="001d090c" officeooo:paragraph-rsid="001d090c"/>
    </style:style>
    <style:style style:name="P9" style:family="paragraph" style:parent-style-name="Text_20_body" style:list-style-name="L2">
      <style:text-properties fo:language="ru" fo:country="RU" officeooo:rsid="001d090c" officeooo:paragraph-rsid="001d090c"/>
    </style:style>
    <style:style style:name="P10" style:family="paragraph" style:parent-style-name="Text_20_body" style:list-style-name="L2">
      <style:text-properties fo:language="ru" fo:country="RU" officeooo:rsid="001d8049" officeooo:paragraph-rsid="001d8049"/>
    </style:style>
    <style:style style:name="P11" style:family="paragraph" style:parent-style-name="Heading_20_1">
      <style:text-properties officeooo:rsid="001d8049" officeooo:paragraph-rsid="001d8049"/>
    </style:style>
    <style:style style:name="P12" style:family="paragraph" style:parent-style-name="Text_20_body" style:list-style-name="L3">
      <style:text-properties officeooo:rsid="001d8049" officeooo:paragraph-rsid="001d8049"/>
    </style:style>
    <style:style style:name="P13" style:family="paragraph" style:parent-style-name="Text_20_body" style:list-style-name="L3">
      <style:text-properties fo:language="ru" fo:country="RU" officeooo:rsid="001d8049" officeooo:paragraph-rsid="001d8049"/>
    </style:style>
    <style:style style:name="P14" style:family="paragraph" style:parent-style-name="Text_20_body" style:list-style-name="L4">
      <style:text-properties officeooo:rsid="001e5295" officeooo:paragraph-rsid="001e5295"/>
    </style:style>
    <style:style style:name="P15" style:family="paragraph" style:parent-style-name="Text_20_body" style:list-style-name="L4">
      <style:text-properties officeooo:paragraph-rsid="001e5295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officeooo:rsid="001d8049"/>
    </style:style>
    <style:style style:name="T4" style:family="text">
      <style:text-properties fo:language="en" fo:country="US" officeooo:rsid="001d8049"/>
    </style:style>
    <style:style style:name="T5" style:family="text">
      <style:text-properties officeooo:rsid="001fbf71"/>
    </style:style>
    <style:style style:name="T6" style:family="text">
      <style:text-properties officeooo:rsid="001fefb1"/>
    </style:style>
    <style:style style:name="T7" style:family="text">
      <style:text-properties officeooo:rsid="00217969"/>
    </style:style>
    <style:style style:name="T8" style:family="text">
      <style:text-properties officeooo:rsid="001e529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5295" style:font-weight-asian="normal" style:font-weight-complex="normal"/>
    </style:style>
    <text:list-style style:name="L1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Bureauserif" style:font-charset="x-symbol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Bureauserif" style:font-charset="x-symbol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Bureauserif" style:font-charset="x-symbol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Bureauserif" style:font-charset="x-symbol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Bureauserif" style:font-charset="x-symbol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Bureauserif" style:font-charset="x-symbol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Bureauserif" style:font-charset="x-symbol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Bureauserif" style:font-charset="x-symbol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Bureauserif" style:font-charset="x-symbol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Bureauserif" style:font-charset="x-symbol"/>
      </text:list-level-style-bullet>
    </text:list-style>
    <text:list-style style:name="L2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Bureauserif" style:font-charset="x-symbol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Bureauserif" style:font-charset="x-symbol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Bureauserif" style:font-charset="x-symbol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Bureauserif" style:font-charset="x-symbol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Bureauserif" style:font-charset="x-symbol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Bureauserif" style:font-charset="x-symbol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Bureauserif" style:font-charset="x-symbol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Bureauserif" style:font-charset="x-symbol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Bureauserif" style:font-charset="x-symbol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Bureauserif" style:font-charset="x-symbol"/>
      </text:list-level-style-bullet>
    </text:list-style>
    <text:list-style style:name="L3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Bureauserif" style:font-charset="x-symbol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Bureauserif" style:font-charset="x-symbol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Bureauserif" style:font-charset="x-symbol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Bureauserif" style:font-charset="x-symbol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Bureauserif" style:font-charset="x-symbol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Bureauserif" style:font-charset="x-symbol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Bureauserif" style:font-charset="x-symbol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Bureauserif" style:font-charset="x-symbol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Bureauserif" style:font-charset="x-symbol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Bureauserif" style:font-charset="x-symbol"/>
      </text:list-level-style-bullet>
    </text:list-style>
    <text:list-style style:name="L4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Bureauserif" style:font-charset="x-symbol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Bureauserif" style:font-charset="x-symbol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Bureauserif" style:font-charset="x-symbol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Bureauserif" style:font-charset="x-symbol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Bureauserif" style:font-charset="x-symbol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Bureauserif" style:font-charset="x-symbol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Bureauserif" style:font-charset="x-symbol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Bureauserif" style:font-charset="x-symbol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Bureauserif" style:font-charset="x-symbol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Bureauserif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Анализ технологических решений</text:span> <text:s/></text:p>
      <text:p text:style-name="P2"/>
      <text:h text:style-name="P3" text:outline-level="1" text:is-list-header="true">Архитектура</text:h>
      <text:p text:style-name="P4">Общее технологическое решение для проекта должно включать в себя следующие компоненты:</text:p>
      <text:list text:style-name="L1">
        <text:list-item>
          <text:p text:style-name="P5">Мобильное приложение, где можно заранее сделать заказ в определённой точке к какому-то времени;</text:p>
        </text:list-item>
        <text:list-item>
          <text:p text:style-name="P5">Серверная часть: обработка заказов, управление данными;</text:p>
        </text:list-item>
        <text:list-item>
          <text:p text:style-name="P5">Админка: аналитика, отчётности;</text:p>
        </text:list-item>
        <text:list-item>
          <text:p text:style-name="P5">Платёжная система;</text:p>
        </text:list-item>
        <text:list-item>
          <text:p text:style-name="P6"><text:span text:style-name="T1">Управление инвентарём и поставками.</text:span></text:p>
        </text:list-item>
      </text:list>
      <text:h text:style-name="P7" text:outline-level="1" text:is-list-header="true">Технологии </text:h>
      <text:list text:style-name="L2">
        <text:list-item>
          <text:p text:style-name="P8"><text:span text:style-name="T1">Мобильное приложение: </text:span><text:span text:style-name="T2">Capacitor </text:span><text:span text:style-name="T1">+</text:span><text:span text:style-name="T2"> VueJS. Capacitor </text:span><text:span text:style-name="T1">позволяет создавать кроссплатформенные приложения, а с </text:span><text:span text:style-name="T2">VueJS </text:span><text:span text:style-name="T1">можно построить интерфейс на реактивной модели, что существенно ускорит разработку;</text:span></text:p>
        </text:list-item>
        <text:list-item>
          <text:p text:style-name="P9">Серверная часть:<text:span text:style-name="T2"> API</text:span> на <text:span text:style-name="T2">NodeJS</text:span> + <text:span text:style-name="T2">Express. </text:span>Это быстрый и гибкий способ создания интерфейса между приложениями <text:span text:style-name="T3">(мобильным и админкой)</text:span> и данными<text:span text:style-name="T2">;</text:span></text:p>
        </text:list-item>
        <text:list-item>
          <text:p text:style-name="P9">Админка: <text:span text:style-name="T3">простой сайт на</text:span><text:span text:style-name="T4"> NodeJS + Express + Vue</text:span><text:span text:style-name="T2"> </text:span><text:span text:style-name="T3">— самый простой и мощный способ создать пользовательский интерфейс.</text:span></text:p>
        </text:list-item>
        <text:list-item>
          <text:p text:style-name="P10">Управление инвентарём и поставками: система «МойСклад». Она имеет все инструменты для работы с поставщиками, оформления соответствующих документов и инвентарного учёта. Есть возможность интегрировать в серверную часть через <text:span text:style-name="T2">API.</text:span></text:p>
        </text:list-item>
        <text:list-item>
          <text:p text:style-name="P10">Платёжная система: <text:span text:style-name="T2">Stripe. </text:span>Она популярна и легко интегрируется в системы.</text:p>
        </text:list-item>
      </text:list>
      <text:h text:style-name="P11" text:outline-level="1"><text:soft-page-break/>Люди</text:h>
      <text:list text:style-name="L3">
        <text:list-item>
          <text:p text:style-name="P12">Мобильный разработчик (1-2)</text:p>
        </text:list-item>
        <text:list-item>
          <text:p text:style-name="P13">Бекенд-разработчик <text:span text:style-name="T2">(1-2)</text:span></text:p>
        </text:list-item>
        <text:list-item>
          <text:p text:style-name="P12"><text:span text:style-name="T1">Дизайнер</text:span> для мобильного приложения и админки;</text:p>
        </text:list-item>
        <text:list-item>
          <text:p text:style-name="P12"><text:span text:style-name="T5">Консультант</text:span> по <text:span text:style-name="T6">бухучёту</text:span> и <text:span text:style-name="T7">аналитике</text:span>;</text:p>
        </text:list-item>
        <text:list-item>
          <text:p text:style-name="P12">Менеджер проекта.</text:p>
        </text:list-item>
      </text:list>
      <text:h text:style-name="P11" text:outline-level="1"><text:span text:style-name="T8">Р</text:span>есурсы</text:h>
      <text:list text:style-name="L4">
        <text:list-item>
          <text:p text:style-name="P14">Арендованный сервер;</text:p>
        </text:list-item>
        <text:list-item>
          <text:p text:style-name="P14">Подписка на «Мой Склад»;</text:p>
        </text:list-item>
        <text:list-item>
          <text:p text:style-name="P15"><text:span text:style-name="T8">200 000 </text:span><text:span text:style-name="Strong_20_Emphasis"><text:span text:style-name="T9">₽ </text:span></text:span><text:span text:style-name="Strong_20_Emphasis"><text:span text:style-name="T10">на дизайн разработку мобильного приложения;</text:span></text:span></text:p>
        </text:list-item>
        <text:list-item>
          <text:p text:style-name="P15"><text:span text:style-name="Strong_20_Emphasis"><text:span text:style-name="T10">120 000 ₽ на разработку серверной части и интеграцию систем;</text:span></text:span></text:p>
        </text:list-item>
        <text:list-item>
          <text:p text:style-name="P15"><text:span text:style-name="Strong_20_Emphasis"><text:span text:style-name="T10">4 месяца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ureausans" svg:font-family="Bureausans" style:font-adornments="Жирный" style:font-family-generic="swiss" style:font-pitch="variable"/>
    <style:font-face style:name="Bureauserif" svg:font-family="Bureauserif" style:font-family-generic="roman" style:font-charset="x-symbol"/>
    <style:font-face style:name="Bureauserif1" svg:font-family="Bureauserif" style:font-family-generic="roman" style:font-pitch="variable"/>
    <style:font-face style:name="Bureauserif2" svg:font-family="Bureauserif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2%" style:page-number="auto"/>
      <style:text-properties style:font-name="Bureauserif2" fo:font-family="Bureauserif" style:font-style-name="Обычный" style:font-family-generic="roman" style:font-pitch="variable" fo:font-size="16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ureausans" fo:font-family="Bureausans" style:font-style-name="Жирный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101cm" style:contextual-spacing="false" fo:line-height="90%"/>
      <style:text-properties style:font-name="Bureausans" fo:font-family="Bureausans" style:font-style-name="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Bureauserif1" fo:font-family="Bureauserif" style:font-family-generic="roman" style:font-pitch="variable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0:38:42.131000000</meta:creation-date>
    <meta:editing-cycles>7</meta:editing-cycles>
    <meta:editing-duration>PT49M46S</meta:editing-duration>
    <dc:date>2025-03-12T12:19:50.142000000</dc:date>
    <meta:generator>LibreOffice/24.8.5.2$Windows_X86_64 LibreOffice_project/fddf2685c70b461e7832239a0162a77216259f22</meta:generator>
    <meta:print-date>2025-03-12T11:09:43.817000000</meta:print-date>
    <meta:printed-by>Файлы PDF</meta:printed-by>
    <meta:document-statistic meta:table-count="0" meta:image-count="0" meta:object-count="0" meta:page-count="2" meta:paragraph-count="26" meta:word-count="209" meta:character-count="1473" meta:non-whitespace-character-count="1306"/>
  </office:meta>
</office:document-meta>
</file>